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DejaVu Sans Mono" svg:font-family="'DejaVu Sans Mono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text-align="justify" style:justify-single-word="false"/>
      <style:text-properties fo:color="#000000" fo:language="en" fo:country="US"/>
    </style:style>
    <style:style style:name="P2" style:family="paragraph" style:parent-style-name="Normal">
      <style:paragraph-properties fo:text-align="justify" style:justify-single-word="false"/>
      <style:text-properties fo:color="#000000" fo:font-size="12pt" fo:language="en" fo:country="US" fo:font-weight="normal"/>
    </style:style>
    <style:style style:name="P3" style:family="paragraph" style:parent-style-name="Normal">
      <style:paragraph-properties fo:text-align="justify" style:justify-single-word="false"/>
      <style:text-properties fo:color="#000000" fo:language="en" fo:country="US"/>
    </style:style>
    <style:style style:name="P4" style:family="paragraph" style:parent-style-name="Normal">
      <style:paragraph-properties fo:text-align="justify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</style:style>
    <style:style style:name="P6" style:family="paragraph" style:parent-style-name="Normal">
      <style:paragraph-properties fo:text-align="start" style:justify-single-word="false" style:writing-mode="lr-tb"/>
      <style:text-properties fo:color="#000000" fo:language="en" fo:country="US"/>
    </style:style>
    <style:style style:name="P7" style:family="paragraph" style:parent-style-name="Text_20_body">
      <style:paragraph-properties fo:text-align="start" style:justify-single-word="false" style:writing-mode="lr-tb"/>
    </style:style>
    <style:style style:name="P8" style:family="paragraph" style:parent-style-name="Text_20_body">
      <style:paragraph-properties fo:text-align="justify" style:justify-single-word="false"/>
      <style:text-properties fo:color="#000000" fo:language="en" fo:country="US"/>
    </style:style>
    <style:style style:name="P9" style:family="paragraph" style:parent-style-name="Heading_20_1">
      <style:paragraph-properties fo:text-align="justify" style:justify-single-word="false"/>
      <style:text-properties fo:color="#000000" fo:language="en" fo:country="US"/>
    </style:style>
    <style:style style:name="P10" style:family="paragraph" style:parent-style-name="Normal">
      <style:paragraph-properties fo:text-align="justify" style:justify-single-word="false" fo:padding-left="0.074cm" fo:padding-right="0.074cm" fo:padding-top="0.074cm" fo:padding-bottom="0cm" fo:border-left="none" fo:border-right="none" fo:border-top="none" fo:border-bottom="0.99pt solid #000000"/>
      <style:text-properties fo:color="#000000" fo:language="en" fo:country="US"/>
    </style:style>
    <style:style style:name="P11" style:family="paragraph" style:parent-style-name="Normal">
      <style:paragraph-properties fo:text-align="start" style:justify-single-word="false" style:writing-mode="lr-tb"/>
      <style:text-properties style:font-name="DejaVu Sans Mono" fo:font-size="9pt"/>
    </style:style>
    <style:style style:name="P12" style:family="paragraph" style:parent-style-name="Text_20_body">
      <style:paragraph-properties fo:text-align="start" style:justify-single-word="false" style:writing-mode="lr-tb"/>
      <style:text-properties fo:color="#000000" style:font-name="DejaVu Sans Mono" fo:font-size="9pt" fo:language="en" fo:country="US" fo:font-weight="normal"/>
    </style:style>
    <style:style style:name="T1" style:family="text">
      <style:text-properties style:text-position="33% 58%"/>
    </style:style>
    <style:style style:name="T2" style:family="text">
      <style:text-properties style:font-name="DejaVu Sans Mono" fo:font-size="9pt"/>
    </style:style>
    <style:style style:name="T3" style:family="text">
      <style:text-properties style:font-name="DejaVu Sans Mono" fo:font-size="10pt"/>
    </style:style>
    <style:style style:name="T4" style:family="text">
      <style:text-properties fo:color="#000000" style:font-name="DejaVu Sans Mono" fo:font-size="9pt" fo:language="en" fo:country="US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9">SEP # 94: Modification on ‘grand’: hypermatrices</text:p>
        <text:p text:style-name="P10"/>
        <text:p text:style-name="P3"/>
        <text:p text:style-name="P6">Version: 13/05/13</text:p>
        <text:p text:style-name="P6">Authors: Paul Bignier, Samuel Gougeon</text:p>
        <text:p text:style-name="P3">State: DRAFT</text:p>
        <text:p text:style-name="P3">Scilab-Version: Scilab 5.5.0</text:p>
        <text:p text:style-name="P3">Created: May 13<text:span text:style-name="T1">th</text:span>, 2013</text:p>
        <text:p text:style-name="P10"/>
        <text:p text:style-name="P3"/>
        <text:p text:style-name="P1">Abstract</text:p>
        <text:p text:style-name="P3">This document presents a modification on the function ‘grand’. It can now take more than two “size arguments” (‘m’, ‘n’, ‘o’,...) at the beginning of the input, and returns a ‘m’ x ‘n’ x ‘o’ x ... hypermatrix.</text:p>
        <text:p text:style-name="P3">Similarly, the first input argument of ‘grand’ can now be a hypermatrix. Its size will determine the size of the resulting hypermatrix.</text:p>
        <text:p text:style-name="P3"/>
        <text:p text:style-name="P1">Rationale</text:p>
        <text:p text:style-name="P2">Currently, if the two first arguments of ‘grand' are integers (‘m’, ‘n’), then ‘grand’ returns a vector ‘m’ x ‘n’ of random numbers (with respect to the following arguments describing the distrubtion).</text:p>
        <text:p text:style-name="P2">The hereby proposed modification allows the next arguments to be integers (‘o’, ...), in which case ‘grand’ returns a hypermatrix of size ‘m’ x ‘n’ x ‘o’ x ..., still respecting the following arguments.</text:p>
        <text:p text:style-name="P2"/>
        <text:p text:style-name="P1">Technical aspects</text:p>
        <text:p text:style-name="P4">Technically, this operation is already possible by resizing the result. For instance, the hypermatrix <text:span text:style-name="T2">mat = grand(5, 5, 4, </text:span>'<text:span text:style-name="T2">unf</text:span>'<text:span text:style-name="T2">, 0.0, 1.0)</text:span> can be obtained via :﻿</text:p>
        <text:p text:style-name="P11">n1 = 5;</text:p>
        <text:p text:style-name="P11">n2 = 5;</text:p>
        <text:p text:style-name="P11">n3 = 4;</text:p>
        <text:p text:style-name="P5"><text:span text:style-name="T2">stream = grand(n1*n2*n3, 1, </text:span>'<text:span text:style-name="T2">unf</text:span>'<text:span text:style-name="T2">, 0.0, 1.0);</text:span></text:p>
        <text:p text:style-name="P11">mat = matrix(stream, n1, n2, n3)</text:p>
        <text:p text:style-name="P5"/>
        <text:p text:style-name="P5">The modification operates the same way. Indeed, if the third argument is detected to be an integer, then a new call to grand is made, but with two “size arguments”, and a “hypermatrization” is run at the end.</text:p>
        <text:p text:style-name="Normal"/>
        <text:p text:style-name="Heading_20_3">Example</text:p>
        <text:p text:style-name="P7"><text:span text:style-name="T4">mat = grand(5, 5, 4, </text:span>'<text:span text:style-name="T4">unf</text:span>'<text:span text:style-name="T4">, 0.0, 1.0)</text:span></text:p>
        <text:p text:style-name="P7"/>
        <text:p text:style-name="P12">// Building a hypermatrix and using it as first argument</text:p>
        <text:p text:style-name="P7"><text:span text:style-name="T4">x = grand(1, 2, 3, </text:span>'<text:span text:style-name="T4">def</text:span>'<text:span text:style-name="T4">); mat = grand(x, </text:span>'<text:span text:style-name="T4">def</text:span>'<text:span text:style-name="T4">)</text:span></text:p>
        <text:p text:style-name="P7"/>
        <text:p text:style-name="Heading_20_3">Bibliography</text:p>
        <text:p text:style-name="P7"><text:soft-page-break/><text:tab/>https://bugzilla.scilab.org/show_bug.cgi?id=5207</text:p>
        <text:p text:style-name="P7"/>
        <text:p text:style-name="P1">Changelog</text:p>
        <text:p text:style-name="P8"><text:tab/><text:span text:style-name="T3">1.0 – Initial Version</text:span></text:p>
        <text:p text:style-name="P8"/>
        <text:p text:style-name="P1">Copyright</text:p>
        <text:p text:style-name="P6"><text:tab/>Copyright (C) 2013 - Samuel Gougeon</text:p>
        <text:p text:style-name="P6"><text:tab/>Copyright (C) 2013 - Scilab Enterprises - Paul Bignier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DejaVu Sans Mono" svg:font-family="'DejaVu Sans Mono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ode" style:family="paragraph" style:parent-style-name="Text_20_body">
      <style:paragraph-properties fo:text-align="justify" style:justify-single-word="false"/>
      <style:text-properties style:font-name="Courier New"/>
    </style:style>
    <style:style style:name="Text_20_body" style:display-name="Text body" style:family="paragraph" style:parent-style-name="Normal" style:class="text">
      <style:paragraph-properties fo:margin-top="0cm" fo:margin-bottom="0.212cm" style:contextual-spacing="false"/>
    </style:style>
    <style:style style:name="Normal" style:family="paragraph"/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Arial" fo:font-size="14pt"/>
    </style:style>
    <style:style style:name="Heading_20_3" style:display-name="Heading 3" style:family="paragraph" style:next-style-name="Text_20_body" style:class="text">
      <style:paragraph-properties fo:margin-top="0.423cm" fo:margin-bottom="0.212cm" style:contextual-spacing="false" style:writing-mode="lr-tb"/>
      <style:text-properties style:font-name="Nimbus Sans L" fo:font-size="14pt" fo:language="fr" fo:country="FR" fo:font-weight="bold"/>
    </style:style>
    <style:style style:name="Contents_20_Heading" style:display-name="Contents Heading" style:family="paragraph" style:parent-style-name="Heading" style:class="index">
      <style:text-properties fo:font-size="16pt" fo:font-weight="bold"/>
    </style:style>
    <style:style style:name="Plain_20_Text" style:display-name="Plain Text" style:family="paragraph" style:parent-style-name="Normal">
      <style:text-properties style:font-name="Courier New"/>
    </style:style>
    <style:style style:name="Heading_20_1" style:display-name="Heading 1" style:family="paragraph" style:next-style-name="Text_20_body" style:class="text">
      <style:paragraph-properties fo:margin-top="0.423cm" fo:margin-bottom="0.212cm" style:contextual-spacing="false" style:writing-mode="lr-tb"/>
      <style:text-properties style:font-name="Nimbus Sans L" fo:font-size="16.1000003814697pt" fo:language="fr" fo:country="FR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Heading_20_4" style:display-name="Heading 4" style:family="paragraph" style:parent-style-name="Heading" style:next-style-name="Text_20_body" style:class="text">
      <style:text-properties fo:font-size="12pt" fo:font-style="italic" fo:font-weight="bold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List_20_Contents" style:display-name="List Contents" style:family="paragraph" style:parent-style-name="Normal" style:class="html">
      <style:paragraph-properties fo:margin="100%" fo:margin-left="0.998cm" fo:margin-right="0cm" fo:text-indent="0cm" style:auto-text-indent="false"/>
    </style:style>
    <style:style style:name="Preformatted_20_Text" style:display-name="Preformatted Text" style:family="paragraph" style:parent-style-name="Normal" style:class="html">
      <style:text-properties style:font-name="Courier New" fo:font-size="10pt"/>
    </style:style>
    <style:style style:name="Internet_20_link_5f_text_5f_text_5f_text_5f_text_5f_text_5f_text_5f_text_5f_text_5f_text_5f_text_5f_text_5f_text_5f_text_5f_text_5f_text_5f_text" style:display-name="Internet link_text_text_text_text_text_text_text_text_text_text_text_text_text_text_text_text" style:family="text">
      <style:text-properties fo:color="#000080" style:text-underline-style="solid" style:text-underline-width="auto" style:text-underline-color="font-color"/>
    </style:style>
    <style:style style:name="Bullet_20_Symbols_5f_text_5f_text_5f_text_5f_text_5f_text_5f_text_5f_text_5f_text_5f_text_5f_text_5f_text_5f_text_5f_text_5f_text" style:display-name="Bullet Symbols_text_text_text_text_text_text_text_text_text_text_text_text_text_text" style:family="text">
      <style:text-properties style:font-name="StarSymbol" fo:font-size="9pt"/>
    </style:style>
    <style:style style:name="Teletype_5f_text_5f_text_5f_text_5f_text_5f_text_5f_text_5f_text_5f_text_5f_text_5f_text_5f_text_5f_text_5f_text_5f_text" style:display-name="Teletype_text_text_text_text_text_text_text_text_text_text_text_text_text_text" style:family="text">
      <style:text-properties style:font-name="DejaVu Sans Mono"/>
    </style:style>
    <style:style style:name="Bullet_20_Symbols_5f_text_5f_text_5f_text_5f_text_5f_text_5f_text_5f_text_5f_text_5f_text_5f_text_5f_text_5f_text_5f_text_5f_text_5f_text_5f_text" style:display-name="Bullet Symbols_text_text_text_text_text_text_text_text_text_text_text_text_text_text_text_text" style:family="text">
      <style:text-properties style:font-name="OpenSymbol"/>
    </style:style>
    <style:style style:name="Citation_5f_text_5f_text_5f_text_5f_text_5f_text_5f_text_5f_text_5f_text_5f_text_5f_text_5f_text_5f_text_5f_text_5f_text_5f_text_5f_text" style:display-name="Citation_text_text_text_text_text_text_text_text_text_text_text_text_text_text_text_text" style:family="text">
      <style:text-properties fo:font-style="italic"/>
    </style:style>
    <style:style style:name="Source_20_Text_5f_text_5f_text_5f_text_5f_text_5f_text_5f_text_5f_text_5f_text_5f_text_5f_text_5f_text_5f_text_5f_text_5f_text" style:display-name="Source Text_text_text_text_text_text_text_text_text_text_text_text_text_text_text" style:family="text">
      <style:text-properties style:font-name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b93205-6e6b3fc-7830f6d-c08ad66-1d9bf4</meta:generator>
    <meta:creation-date>2012-07-26T09:52:17.95</meta:creation-date>
    <dc:date>2013-05-14T11:52:41.91</dc:date>
    <meta:editing-duration>P0D</meta:editing-duration>
    <meta:editing-cycles>1</meta:editing-cycles>
    <meta:document-statistic meta:table-count="0" meta:image-count="0" meta:object-count="0" meta:page-count="2" meta:paragraph-count="31" meta:word-count="293" meta:character-count="1754" meta:non-whitespace-character-count="1489"/>
  </office:meta>
</office:document-meta>
</file>